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-- SELECT Titulo, Año FROM `PELICULA`</text:p>
      <text:p text:style-name="P1"/>
      <text:p text:style-name="P1">-- SELECT *</text:p>
      <text:p text:style-name="P1">-- FROM PELICULA</text:p>
      <text:p text:style-name="P1">-- WHERE Año &gt; 1999</text:p>
      <text:p text:style-name="P1">-- ORDER by Año ASC</text:p>
      <text:p text:style-name="P1"/>
      <text:p text:style-name="P1"/>
      <text:p text:style-name="P1">-- SELECT * </text:p>
      <text:p text:style-name="P1">-- FROM PELICULA</text:p>
      <text:p text:style-name="P1">-- ORDER by Titulo ASC;</text:p>
      <text:p text:style-name="P1"/>
      <text:p text:style-name="P1">-- SELECT Género, </text:p>
      <text:p text:style-name="P1">-- COUNT(*) </text:p>
      <text:p text:style-name="P1">-- FROM PELICULA </text:p>
      <text:p text:style-name="P1">-- GROUP BY Género</text:p>
      <text:p text:style-name="P1"/>
      <text:p text:style-name="P1">-- SELECT *</text:p>
      <text:p text:style-name="P1">-- FROM PELICULA</text:p>
      <text:p text:style-name="P1">-- WHERE Recaudación &lt;= 500000000</text:p>
      <text:p text:style-name="P1"/>
      <text:p text:style-name="P1">-- SELECT * </text:p>
      <text:p text:style-name="P1">-- FROM PELICULA</text:p>
      <text:p text:style-name="P1">-- WHERE Año BETWEEN 1999 AND 2024</text:p>
      <text:p text:style-name="P1">-- ORDER by Año ASC;</text:p>
      <text:p text:style-name="P1"/>
      <text:p text:style-name="P1">-- SELECT COUNT(*) AS total_peliculas</text:p>
      <text:p text:style-name="P1">-- FROM PELICULA</text:p>
      <text:p text:style-name="P1"/>
      <text:p text:style-name="P1">-- SELECT SUM(Recaudación) AS recaudacion_total</text:p>
      <text:p text:style-name="P1">-- FROM PELICULA;</text:p>
      <text:p text:style-name="P1"/>
      <text:p text:style-name="P1">-- SELECT AVG(Recaudación) AS recaudacion_media</text:p>
      <text:p text:style-name="P1">-- FROM PELICULA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